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2591in" svg:y="0.0394in">
            <draw:object draw:notify-on-update-of-ranges="Sheet1.A1:Sheet1.A1 Sheet1.A2:Sheet1.A17 Sheet1.B1:Sheet1.B1 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HTTP threads</text:p>
          </table:table-cell>
          <table:table-cell office:value-type="string" calcext:value-type="string">
            <text:p>Master-branch</text:p>
          </table:table-cell>
          <table:table-cell office:value-type="string" calcext:value-type="string">
            <text:p>Refactoring_01-bran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.611608353675" calcext:value-type="float">
            <text:p>135.611608353675</text:p>
          </table:table-cell>
          <table:table-cell office:value-type="float" office:value="122.518990443519" calcext:value-type="float">
            <text:p>122.518990443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.752084604434" calcext:value-type="float">
            <text:p>406.752084604434</text:p>
          </table:table-cell>
          <table:table-cell office:value-type="float" office:value="378.286362776622" calcext:value-type="float">
            <text:p>378.286362776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7.852572306117" calcext:value-type="float">
            <text:p>767.852572306117</text:p>
          </table:table-cell>
          <table:table-cell office:value-type="float" office:value="814.332247557003" calcext:value-type="float">
            <text:p>814.332247557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4.26813959327" calcext:value-type="float">
            <text:p>1004.26813959327</text:p>
          </table:table-cell>
          <table:table-cell office:value-type="float" office:value="996.512207274539" calcext:value-type="float">
            <text:p>996.512207274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7.5296108291" calcext:value-type="float">
            <text:p>1057.5296108291</text:p>
          </table:table-cell>
          <table:table-cell office:value-type="float" office:value="1091.46474568871" calcext:value-type="float">
            <text:p>1091.464745688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.76515798463" calcext:value-type="float">
            <text:p>1024.76515798463</text:p>
          </table:table-cell>
          <table:table-cell office:value-type="float" office:value="1143.94661582459" calcext:value-type="float">
            <text:p>1143.94661582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7.117988394584" calcext:value-type="float">
            <text:p>967.117988394584</text:p>
          </table:table-cell>
          <table:table-cell office:value-type="float" office:value="1114.64968152866" calcext:value-type="float">
            <text:p>1114.64968152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8.338217735808" calcext:value-type="float">
            <text:p>868.338217735808</text:p>
          </table:table-cell>
          <table:table-cell office:value-type="float" office:value="1165.84086272224" calcext:value-type="float">
            <text:p>1165.84086272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5.160261788891" calcext:value-type="float">
            <text:p>755.160261788891</text:p>
          </table:table-cell>
          <table:table-cell office:value-type="float" office:value="1153.1069827034" calcext:value-type="float">
            <text:p>1153.1069827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.473480261565" calcext:value-type="float">
            <text:p>605.473480261565</text:p>
          </table:table-cell>
          <table:table-cell office:value-type="float" office:value="1196.45848289064" calcext:value-type="float">
            <text:p>1196.45848289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3.634665670527" calcext:value-type="float">
            <text:p>513.634665670527</text:p>
          </table:table-cell>
          <table:table-cell office:value-type="float" office:value="1259.44584382872" calcext:value-type="float">
            <text:p>1259.44584382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5.951464070334" calcext:value-type="float">
            <text:p>435.951464070334</text:p>
          </table:table-cell>
          <table:table-cell office:value-type="float" office:value="1274.69725940089" calcext:value-type="float">
            <text:p>1274.697259400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2.963047968786" calcext:value-type="float">
            <text:p>372.963047968786</text:p>
          </table:table-cell>
          <table:table-cell office:value-type="float" office:value="1258.47047434656" calcext:value-type="float">
            <text:p>1258.47047434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5.581395348837" calcext:value-type="float">
            <text:p>325.581395348837</text:p>
          </table:table-cell>
          <table:table-cell office:value-type="float" office:value="1331.30467858501" calcext:value-type="float">
            <text:p>1331.30467858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5.394448798681" calcext:value-type="float">
            <text:p>405.394448798681</text:p>
          </table:table-cell>
          <table:table-cell office:value-type="float" office:value="1333.33333333333" calcext:value-type="float">
            <text:p>1333.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1.894250773837" calcext:value-type="float">
            <text:p>811.894250773837</text:p>
          </table:table-cell>
          <table:table-cell office:value-type="float" office:value="1339.13625711416" calcext:value-type="float">
            <text:p>1339.13625711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9:53:25.979193579</meta:creation-date>
    <dc:date>2020-05-08T20:13:41.433908261</dc:date>
    <meta:editing-duration>PT5S</meta:editing-duration>
    <meta:editing-cycles>1</meta:editing-cycles>
    <meta:document-statistic meta:table-count="1" meta:cell-count="51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6cm" chart:style-name="ch2">
          <text:p>Scaling</text:p>
        </chart:title>
        <chart:legend chart:legend-position="end" svg:x="11.409cm" svg:y="3.703cm" style:legend-expansion="high" chart:style-name="ch3"/>
        <chart:plot-area chart:style-name="ch4" table:cell-range-address="Sheet1.A1:Sheet1.C17" chart:data-source-has-labels="row" svg:x="1.275cm" svg:y="1.248cm" svg:width="9.757cm" svg:height="6.563cm">
          <chartooo:coordinate-region svg:x="2.267cm" svg:y="1.447cm" svg:width="8.765cm" svg:height="5.717cm"/>
          <chart:axis chart:dimension="x" chart:name="primary-x" chart:style-name="ch5">
            <chart:title svg:x="4.76cm" svg:y="7.991cm" chart:style-name="ch6">
              <text:p>Number of threads</text:p>
            </chart:title>
          </chart:axis>
          <chart:axis chart:dimension="y" chart:name="primary-y" chart:style-name="ch7">
            <chart:title svg:x="0.395cm" svg:y="6.359cm" chart:style-name="ch8">
              <text:p>Transactions per second</text:p>
            </chart:title>
            <chart:grid chart:style-name="ch9" chart:class="major"/>
          </chart:axis>
          <chart:series chart:style-name="ch10" chart:values-cell-range-address="Sheet1.A2:Sheet1.A17" chart:label-cell-address="Sheet1.A1:Sheet1.A1" chart:class="chart:bar">
            <chart:data-point chart:repeated="16"/>
          </chart:series>
          <chart:series chart:style-name="ch11" chart:values-cell-range-address="Sheet1.B2:Sheet1.B17" chart:label-cell-address="Sheet1.B1:Sheet1.B1" chart:class="chart:bar">
            <chart:data-point chart:repeated="16"/>
          </chart:series>
          <chart:series chart:style-name="ch12" chart:values-cell-range-address="Sheet1.C2:Sheet1.C17" chart:label-cell-address="Sheet1.C1:Sheet1.C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HTTP threads</text:p>
                <draw:g>
                  <svg:desc>Sheet1.A1:Sheet1.A1</svg:desc>
                </draw:g>
              </table:table-cell>
              <table:table-cell office:value-type="string">
                <text:p>Master-branch</text:p>
                <draw:g>
                  <svg:desc>Sheet1.B1:Sheet1.B1</svg:desc>
                </draw:g>
              </table:table-cell>
              <table:table-cell office:value-type="string">
                <text:p>Refactoring_01-bran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135.611608353675">
                <text:p>135.611608353675</text:p>
                <draw:g>
                  <svg:desc>Sheet1.B2:Sheet1.B17</svg:desc>
                </draw:g>
              </table:table-cell>
              <table:table-cell office:value-type="float" office:value="122.518990443519">
                <text:p>122.518990443519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6.752084604434">
                <text:p>406.752084604434</text:p>
              </table:table-cell>
              <table:table-cell office:value-type="float" office:value="378.286362776622">
                <text:p>378.286362776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67.852572306117">
                <text:p>767.852572306117</text:p>
              </table:table-cell>
              <table:table-cell office:value-type="float" office:value="814.332247557003">
                <text:p>814.33224755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4.26813959327">
                <text:p>1004.26813959327</text:p>
              </table:table-cell>
              <table:table-cell office:value-type="float" office:value="996.512207274539">
                <text:p>996.512207274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57.5296108291">
                <text:p>1057.5296108291</text:p>
              </table:table-cell>
              <table:table-cell office:value-type="float" office:value="1091.46474568871">
                <text:p>1091.46474568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24.76515798463">
                <text:p>1024.76515798463</text:p>
              </table:table-cell>
              <table:table-cell office:value-type="float" office:value="1143.94661582459">
                <text:p>1143.9466158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67.117988394584">
                <text:p>967.117988394584</text:p>
              </table:table-cell>
              <table:table-cell office:value-type="float" office:value="1114.64968152866">
                <text:p>1114.6496815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68.338217735808">
                <text:p>868.338217735808</text:p>
              </table:table-cell>
              <table:table-cell office:value-type="float" office:value="1165.84086272224">
                <text:p>1165.8408627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55.160261788891">
                <text:p>755.160261788891</text:p>
              </table:table-cell>
              <table:table-cell office:value-type="float" office:value="1153.1069827034">
                <text:p>1153.1069827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5.473480261565">
                <text:p>605.473480261565</text:p>
              </table:table-cell>
              <table:table-cell office:value-type="float" office:value="1196.45848289064">
                <text:p>1196.45848289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3.634665670527">
                <text:p>513.634665670527</text:p>
              </table:table-cell>
              <table:table-cell office:value-type="float" office:value="1259.44584382872">
                <text:p>1259.44584382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5.951464070334">
                <text:p>435.951464070334</text:p>
              </table:table-cell>
              <table:table-cell office:value-type="float" office:value="1274.69725940089">
                <text:p>1274.69725940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2.963047968786">
                <text:p>372.963047968786</text:p>
              </table:table-cell>
              <table:table-cell office:value-type="float" office:value="1258.47047434656">
                <text:p>1258.47047434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5.581395348837">
                <text:p>325.581395348837</text:p>
              </table:table-cell>
              <table:table-cell office:value-type="float" office:value="1331.30467858501">
                <text:p>1331.30467858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5.394448798681">
                <text:p>405.394448798681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11.894250773837">
                <text:p>811.894250773837</text:p>
              </table:table-cell>
              <table:table-cell office:value-type="float" office:value="1339.13625711416">
                <text:p>1339.13625711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